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CO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weight-asian="bold" style:font-weight-complex="bold"/>
    </style:style>
    <style:style style:name="P3" style:family="paragraph" style:parent-style-name="Text_20_body">
      <style:text-properties fo:language="es" fo:country="CO"/>
    </style:style>
    <style:style style:name="P4" style:family="paragraph" style:parent-style-name="Text_20_body">
      <style:paragraph-properties fo:text-align="justify" style:justify-single-word="false"/>
      <style:text-properties fo:language="es" fo:country="CO"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es" fo:country="CO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s" fo:country="CO"/>
    </style:style>
    <style:style style:name="P7" style:family="paragraph" style:parent-style-name="Text_20_body" style:list-style-name="L2">
      <style:text-properties fo:language="es" fo:country="CO"/>
    </style:style>
    <style:style style:name="P8" style:family="paragraph" style:parent-style-name="Text_20_body" style:list-style-name="L3">
      <style:text-properties fo:language="es" fo:country="CO"/>
    </style:style>
    <style:style style:name="P9" style:family="paragraph" style:parent-style-name="Text_20_body" style:list-style-name="L4">
      <style:text-properties fo:language="es" fo:country="CO"/>
    </style:style>
    <style:style style:name="P10" style:family="paragraph" style:parent-style-name="Text_20_body" style:list-style-name="L5">
      <style:text-properties fo:language="es" fo:country="CO"/>
    </style:style>
    <style:style style:name="P11" style:family="paragraph" style:parent-style-name="Heading_20_1">
      <style:text-properties fo:language="es" fo:country="CO"/>
    </style:style>
    <style:style style:name="P12" style:family="paragraph" style:parent-style-name="Heading_20_1">
      <style:paragraph-properties fo:text-align="center" style:justify-single-word="false"/>
      <style:text-properties fo:language="es" fo:country="CO"/>
    </style:style>
    <style:style style:name="P13" style:family="paragraph" style:parent-style-name="Heading_20_2">
      <style:text-properties fo:language="es" fo:country="CO"/>
    </style:style>
    <style:style style:name="P14" style:family="paragraph" style:parent-style-name="Heading_20_3">
      <style:text-properties fo:language="es" fo:country="C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Enunciado de entendimiento del problema</text:h>
      <text:p text:style-name="P1"/>
      <text:p text:style-name="P1">Se esta desarrollando una aplicación de software la cual permite al usuario acceder a la simulación del juego CLUE, la plataforma estará basada bajo la arquitectura cliente-servidor, esto permitirá que múltiples usuarios puedan conectarse a la plataforma y jugar en linea con los demás participantes. Este aplicativo esta dividido en las siguientes interfaces gráficas:</text:p>
      <text:list xml:id="list21166375381" text:style-name="L1">
        <text:list-item>
          <text:p text:style-name="P6">ingreso a la plataforma y administración del perfil de usuario</text:p>
        </text:list-item>
        <text:list-item>
          <text:p text:style-name="P6">simulación de juego </text:p>
        </text:list-item>
        <text:list-item>
          <text:p text:style-name="P6">administración y configuración del servidor del juego.</text:p>
          <text:p text:style-name="P6"/>
        </text:list-item>
      </text:list>
      <text:p text:style-name="P2">Ingreso a la plataforma y administración del perfil de usuario</text:p>
      <text:p text:style-name="P2"/>
      <text:p text:style-name="P5">esta interfaz gráfica, permite al usuario crear, modificar y eliminar un perfil dentro del sistema, además no solo facilita la visualización de las salas de juego, el envío y la recepción de mensajes por medio de la mensajería instantánea sino también, configurar el entorno logístico del juego <text:s/>y dando paso a la interfaz de simulación.</text:p>
      <text:p text:style-name="P5"/>
      <text:p text:style-name="P4">Simulación del juego </text:p>
      <text:p text:style-name="P1">la interfaz de simulación permite visualizar el escenario (tablero de juego),los personajes, su ubicación y los distintos paneles que ayudan al desarrollo del juego como las cartas <text:s/>del usuario, libreta de anotaciones, reglas de juego, lista de chequeo e información de ayuda al usuario.</text:p>
      <text:p text:style-name="P1"/>
      <text:p text:style-name="P1"/>
      <text:p text:style-name="P2">Administración y configuración del servidor de juego.</text:p>
      <text:p text:style-name="P2"/>
      <text:p text:style-name="P5">Permite al administrador del servidor <text:s/>crear, modificar o <text:s/>eliminar el numero total de salas disponibles para que los usuarios jueguen, definir el numero de usuarios que podrán conectarse al mismo tiempo en la plataforma, eliminar perfiles de usuario y realizar un mantenimiento básico a la base de datos de la aplicación, además podrá iniciar y detener los servicios que proporciona la aplicación a los usuarios de la misma. Cabe resaltar que esta interfaz de configuración del juego estará únicamente disponible en el servidor de la aplicación y requiere de un usuario y contraseña para su acceso. </text:p>
      <text:h text:style-name="P11" text:outline-level="1">Actores del sistema</text:h>
      <text:h text:style-name="P13" text:outline-level="2">Usuario (Jugador)</text:h>
      <text:p text:style-name="P3">persona que ingresa a la plataforma con el fin jugar con otros usuarios en la simulación del juego CLUE.</text:p>
      <text:p text:style-name="P3"/>
      <text:p text:style-name="P3"/>
      <text:h text:style-name="P13" text:outline-level="2"><text:soft-page-break/>Administrador del servidor</text:h>
      <text:p text:style-name="P3">Persona que cuenta con privilegios de acceso a la interfaz de configuración del servidor de juego, el cual puede iniciar, detener, modificar los parámetros de conexión y de juego en la plataforma.</text:p>
      <text:h text:style-name="P13" text:outline-level="2">Descripción Casos de Uso</text:h>
      <text:h text:style-name="P14" text:outline-level="3">Entorno de usuario</text:h>
      <text:p text:style-name="P2"/>
      <text:list xml:id="list2142165200" text:style-name="L2">
        <text:list-item>
          <text:p text:style-name="P7">Crear Perfil</text:p>
        </text:list-item>
      </text:list>
      <text:list xml:id="list1224403089" text:style-name="L3">
        <text:list-item>
          <text:list>
            <text:list-item>
              <text:p text:style-name="P8"/>
            </text:list-item>
          </text:list>
        </text:list-item>
      </text:list>
      <text:list xml:id="list1562830158" text:continue-list="list2142165200" text:style-name="L2">
        <text:list-item>
          <text:p text:style-name="P7">Modificar Perfil</text:p>
        </text:list-item>
        <text:list-item>
          <text:p text:style-name="P7">Eliminar Perfil</text:p>
        </text:list-item>
        <text:list-item>
          <text:p text:style-name="P7">Ingresar a sala de juego</text:p>
        </text:list-item>
        <text:list-item>
          <text:p text:style-name="P7">Conectar a un servidor</text:p>
        </text:list-item>
        <text:list-item>
          <text:p text:style-name="P7">Desconectar de un servidor</text:p>
        </text:list-item>
        <text:list-item>
          <text:p text:style-name="P7">Editar lista de contactos</text:p>
        </text:list-item>
        <text:list-item>
          <text:p text:style-name="P7">Actualizar información de datos</text:p>
        </text:list-item>
        <text:list-item>
          <text:p text:style-name="P7">Consultar información del servidor </text:p>
        </text:list-item>
        <text:list-item>
          <text:p text:style-name="P7">Modificar una dirección de servidor</text:p>
        </text:list-item>
        <text:list-item>
          <text:p text:style-name="P7">Adicionar una dirección de servidor</text:p>
        </text:list-item>
        <text:list-item>
          <text:p text:style-name="P7">Eliminar una dirección de servidor</text:p>
        </text:list-item>
      </text:list>
      <text:h text:style-name="P14" text:outline-level="3">Entorno de Simulación </text:h>
      <text:list xml:id="list936753506" text:style-name="L4">
        <text:list-item>
          <text:p text:style-name="P9">Enviar Mensaje</text:p>
        </text:list-item>
        <text:list-item>
          <text:p text:style-name="P9">Cambiar Cámara</text:p>
        </text:list-item>
        <text:list-item>
          <text:p text:style-name="P9">Finalizar Juego</text:p>
        </text:list-item>
        <text:list-item>
          <text:p text:style-name="P9">Ver Panel</text:p>
        </text:list-item>
      </text:list>
      <text:h text:style-name="P14" text:outline-level="3">Entorno de Configuración y Administración</text:h>
      <text:p text:style-name="P2"/>
      <text:list xml:id="list2050946954" text:style-name="L5">
        <text:list-item>
          <text:p text:style-name="P10">Modificar ubicación de base de datos</text:p>
        </text:list-item>
        <text:list-item>
          <text:p text:style-name="P10">Limpiar base de datos</text:p>
        </text:list-item>
        <text:list-item>
          <text:p text:style-name="P10">Modificar tipos de perfil de otros usuarios</text:p>
        </text:list-item>
        <text:list-item>
          <text:p text:style-name="P10">Consultar información de otros usuarios</text:p>
        </text:list-item>
        <text:list-item>
          <text:p text:style-name="P10">Eliminar Usuarios</text:p>
        </text:list-item>
        <text:list-item>
          <text:p text:style-name="P10">Modificar perfil de usuario</text:p>
        </text:list-item>
        <text:list-item>
          <text:p text:style-name="P10"><text:soft-page-break/>Cambiar contraseña de usuario</text:p>
        </text:list-item>
        <text:list-item>
          <text:p text:style-name="P10">Iniciar Servicios del Servidor</text:p>
        </text:list-item>
        <text:list-item>
          <text:p text:style-name="P10">Detener Servicios del Servidor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hian Camilo Gomez Narvaez</meta:initial-creator>
    <meta:creation-date>2012-09-08T22:44:53</meta:creation-date>
    <dc:date>2012-09-10T02:20:33</dc:date>
    <dc:creator>Cristhian Camilo Gomez Narvaez</dc:creator>
    <meta:editing-duration>PT3H54M56S</meta:editing-duration>
    <meta:editing-cycles>70</meta:editing-cycles>
    <meta:generator>LibreOffice/3.5$Linux_X86_64 LibreOffice_project/350m1$Build-2</meta:generator>
    <meta:document-statistic meta:table-count="0" meta:image-count="0" meta:object-count="0" meta:page-count="3" meta:paragraph-count="45" meta:word-count="490" meta:character-count="2294" meta:non-whitespace-character-count="2638"/>
  </office:meta>
</office:document-meta>
</file>